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7.5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.5pt" style:language-asian="zh" style:country-asian="CN" style:font-style-asian="normal" style:font-weight-asian="normal" style:font-name-complex="DejaVu Sans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T1" style:family="text">
      <style:text-properties style:font-size-asian="7.5pt" style:font-size-complex="7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  <table:table-cell table:style-name="Default"/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string" calcext:value-type="string">
            <text:p>FOOT</text:p>
          </table:table-cell>
          <table:table-cell office:value-type="string" calcext:value-type="string">
            <text:p>AP/LAT/OBLIQUE ( 3:1 )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LAT/OBLIQUE ( 3:1 )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</text:p>
          </table:table-cell>
          <table:table-cell office:value-type="string" calcext:value-type="string">
            <text:p>AP/LAT 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 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5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 STANDING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 STANDING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5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5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5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6"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5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6"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499cm" fo:margin-bottom="0.3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-00-0000</text:date>, <text:time style:data-style-name="N2" text:time-value="13:50:40.677210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9-05T14:28:52.038063050</dc:date>
    <meta:editing-duration>PT2H2M48S</meta:editing-duration>
    <meta:editing-cycles>50</meta:editing-cycles>
    <meta:generator>LibreOffice/6.4.5.2$Linux_X86_64 LibreOffice_project/40$Build-2</meta:generator>
    <meta:print-date>2020-09-05T13:17:23.437721082</meta:print-date>
    <meta:document-statistic meta:table-count="1" meta:cell-count="330" meta:object-count="0"/>
  </office:meta>
</office:document-meta>
</file>